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0FE000028D92C88FC0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'Andale Mono', 'Courier New', Courier, mon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e8b57" style:font-name="Monaco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MOS:</text:p>
      <text:p text:style-name="Standard"/>
      <text:p text:style-name="Standard"><draw:frame draw:style-name="fr1" draw:name="graphics1" text:anchor-type="paragraph" svg:width="6.5508in" svg:height="4.1165in" draw:z-index="0"><draw:image xlink:href="Pictures/20000007000040FE000028D92C88FC05.svm" xlink:type="simple" xlink:show="embed" xlink:actuate="onLoad"/></draw:frame></text:p>
      <text:p text:style-name="Standard"/>
      <text:p text:style-name="Standard"/>
      <text:p text:style-name="P1"><text:span text:style-name="T1">Erased     | With 1.8.6</text:span><text:line-break/><text:span text:style-name="T1">Tx = 3.14  | same</text:span><text:line-break/><text:span text:style-name="T1">Rx = 3.14  | same</text:span><text:line-break/><text:span text:style-name="T1">D1 = 0.00  | same</text:span><text:line-break/><text:span text:style-name="T1">D2 = 0.01  | same</text:span><text:line-break/><text:span text:style-name="T1">D3 = 0.45  | 3.12</text:span><text:line-break/><text:span text:style-name="T1">D4 = 3.14  | same</text:span><text:line-break/><text:span text:style-name="T1">G  = 0.00  | same</text:span><text:line-break/><text:span text:style-name="T1">5V = 4.40  | same</text:span><text:line-break/><text:span text:style-name="T1">===== Other Side ===</text:span><text:line-break/><text:span text:style-name="T1">Rst= 3.13  | same</text:span><text:line-break/><text:span text:style-name="T1">A0 = 0.00  | same</text:span><text:line-break/><text:span text:style-name="T1">D0 = 3.15  | same</text:span><text:line-break/><text:span text:style-name="T1">D5 = 3.15  | same</text:span><text:line-break/><text:span text:style-name="T1">D6 = 3.15  | same</text:span><text:line-break/><text:span text:style-name="T1">D7 = 3.15  | same</text:span><text:line-break/><text:span text:style-name="T1">D8 = 3.15  | same</text:span><text:line-break/><text:span text:style-name="T1">3V3= 3.15  | sam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'Andale Mono', 'Courier New', Courier, mon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0T13:57:56.38</meta:creation-date>
    <meta:document-statistic meta:table-count="0" meta:image-count="1" meta:object-count="0" meta:page-count="1" meta:paragraph-count="2" meta:word-count="87" meta:character-count="339"/>
    <dc:date>2017-01-20T14:03:14.79</dc:date>
    <meta:editing-duration>PT5M20S</meta:editing-duration>
    <meta:editing-cycles>1</meta:editing-cycles>
    <meta:generator>OpenOffice/4.1.3$Win32 OpenOffice.org_project/413m1$Build-9783</meta:generator>
  </office:meta>
</office:document-meta>
</file>